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Courier New" svg:font-family="'Courier New'" style:font-family-generic="moder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12.114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4.366cm"/>
    </style:style>
    <style:style style:name="co5" style:family="table-column">
      <style:table-column-properties fo:break-before="auto" style:column-width="1.693cm"/>
    </style:style>
    <style:style style:name="co6" style:family="table-column">
      <style:table-column-properties fo:break-before="auto" style:column-width="1.66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7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style:font-name="Courier New" style:font-name-asian="Courier New1" style:font-name-complex="Courier New1"/>
    </style:style>
    <style:style style:name="T1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52" table:default-cell-style-name="ce1"/>
        <table:table-column table:style-name="co6" table:visibility="collapse" table:number-columns-repeated="768" table:default-cell-style-name="ce1"/>
        <table:table-row table:style-name="ro1">
          <table:table-cell office:value-type="string" calcext:value-type="string">
            <text:p>max frame length down 100 ; up 255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each frame starts with '---' and ends with '~~~'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 data are big endian (matching AVR32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mat</text:p>
          </table:table-cell>
          <table:table-cell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ommand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C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ho is there, answer with FCM[version]</text:p>
          </table:table-cell>
          <table:table-cell table:style-name="ce3" table:formula="of:=&quot;---&quot;&amp;[.A7]&amp;&quot;~~~&quot;" office:value-type="string" office:string-value="---FCM~~~" calcext:value-type="string">
            <text:p>---FCM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D[delay]</text:p>
          </table:table-cell>
          <table:table-cell office:value-type="string" calcext:value-type="string">
            <text:p>with optional delay for re-send: do not send for n cycles (*10ms)</text:p>
          </table:table-cell>
          <table:table-cell office:value-type="string" calcext:value-type="string">
            <text:p>Start streaming data</text:p>
          </table:table-cell>
          <table:table-cell table:style-name="ce3" table:formula="of:=&quot;---&quot;&amp;[.A8]&amp;&quot;~~~&quot;" office:value-type="string" office:string-value="---STD[delay]~~~" calcext:value-type="string">
            <text:p>---STD[delay]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Q[delay]</text:p>
          </table:table-cell>
          <table:table-cell office:value-type="string" calcext:value-type="string">
            <text:p>with optional delay for re-send: do not send for n cycles (*10ms)</text:p>
          </table:table-cell>
          <table:table-cell office:value-type="string" calcext:value-type="string">
            <text:p>Start streaming quaternion data</text:p>
          </table:table-cell>
          <table:table-cell table:style-name="ce3" table:formula="of:=&quot;---&quot;&amp;[.A9]&amp;&quot;~~~&quot;" office:value-type="string" office:string-value="---STQ[delay]~~~" calcext:value-type="string">
            <text:p>---STQ[delay]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G[delay]</text:p>
          </table:table-cell>
          <table:table-cell office:value-type="string" calcext:value-type="string">
            <text:p>with optional delay for re-send: do not send for n cycles (*10ms)</text:p>
          </table:table-cell>
          <table:table-cell office:value-type="string" calcext:value-type="string">
            <text:p>Start streaming gps data</text:p>
          </table:table-cell>
          <table:table-cell table:style-name="ce3" table:formula="of:=&quot;---&quot;&amp;[.A10]&amp;&quot;~~~&quot;" office:value-type="string" office:string-value="---STG[delay]~~~" calcext:value-type="string">
            <text:p>---STG[delay]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top streaming data</text:p>
          </table:table-cell>
          <table:table-cell table:style-name="ce3" table:formula="of:=&quot;---&quot;&amp;[.A11]&amp;&quot;~~~&quot;" office:value-type="string" office:string-value="---STS~~~" calcext:value-type="string">
            <text:p>---STS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NU[command]</text:p>
          </table:table-cell>
          <table:table-cell office:value-type="string" calcext:value-type="string">
            <text:p>command 1 byte for keys tbd</text:p>
          </table:table-cell>
          <table:table-cell office:value-type="string" calcext:value-type="string">
            <text:p>Request menu update. answer with MNU#txt</text:p>
          </table:table-cell>
          <table:table-cell table:style-name="ce3" table:formula="of:=&quot;---&quot;&amp;[.A12]&amp;&quot;~~~&quot;" office:value-type="string" office:string-value="---MNU[command]~~~" calcext:value-type="string">
            <text:p>---MNU[command]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Jump into Bootloader</text:p>
          </table:table-cell>
          <table:table-cell table:style-name="ce3" table:formula="of:=&quot;---&quot;&amp;[.A13]&amp;&quot;~~~&quot;" office:value-type="string" office:string-value="---BOOT~~~" calcext:value-type="string">
            <text:p>---BOOT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t Parameter list (Answer PARL)</text:p>
          </table:table-cell>
          <table:table-cell table:style-name="ce3" table:formula="of:=&quot;---&quot;&amp;[.A14]&amp;&quot;~~~&quot;" office:value-type="string" office:string-value="---PARL~~~" calcext:value-type="string">
            <text:p>---PARL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RV[ID][value]</text:p>
          </table:table-cell>
          <table:table-cell office:value-type="string" calcext:value-type="string">
            <text:p>8 bit ID, <text:s/>16 bit signed value</text:p>
          </table:table-cell>
          <table:table-cell office:value-type="string" calcext:value-type="string">
            <text:p>Set Parameter Value; answered with PAR[]</text:p>
          </table:table-cell>
          <table:table-cell table:style-name="ce3" table:formula="of:=&quot;---&quot;&amp;[.A15]&amp;&quot;~~~&quot;" office:value-type="string" office:string-value="---PARV[ID][value]~~~" calcext:value-type="string">
            <text:p>---PARV[ID][value]~~~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Commands BOOTLOADER only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FC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nswer with FCM[version] Major 100+ for BL</text:p>
          </table:table-cell>
          <table:table-cell table:style-name="ce3" table:formula="of:=&quot;---&quot;&amp;[.A18]&amp;&quot;~~~&quot;" office:value-type="string" office:string-value="---FCM~~~" calcext:value-type="string">
            <text:p>---FCM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ER[adr][len]</text:p>
          </table:table-cell>
          <table:table-cell office:value-type="string" calcext:value-type="string">
            <text:p>4 byte address, 4 byte len</text:p>
          </table:table-cell>
          <table:table-cell office:value-type="string" calcext:value-type="string">
            <text:p>Erase Flash</text:p>
          </table:table-cell>
          <table:table-cell table:style-name="ce3" table:formula="of:=&quot;---&quot;&amp;[.A19]&amp;&quot;~~~&quot;" office:value-type="string" office:string-value="---FER[adr][len]~~~" calcext:value-type="string">
            <text:p>---FER[adr][len]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WR[adr][len]</text:p>
          </table:table-cell>
          <table:table-cell office:value-type="string" calcext:value-type="string">
            <text:p>4 byte address, 4 byte len</text:p>
          </table:table-cell>
          <table:table-cell office:value-type="string" calcext:value-type="string">
            <text:p>Positive answer is FWROK</text:p>
          </table:table-cell>
          <table:table-cell table:style-name="ce3" table:formula="of:=&quot;---&quot;&amp;[.A20]&amp;&quot;~~~&quot;" office:value-type="string" office:string-value="---FWR[adr][len]~~~" calcext:value-type="string">
            <text:p>---FWR[adr][len]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RD[adr][len]</text:p>
          </table:table-cell>
          <table:table-cell office:value-type="string" calcext:value-type="string">
            <text:p>4 byte address, 4 byte len</text:p>
          </table:table-cell>
          <table:table-cell office:value-type="string" calcext:value-type="string">
            <text:p>Data to be read follows as answer without header</text:p>
          </table:table-cell>
          <table:table-cell table:style-name="ce3" table:formula="of:=&quot;---&quot;&amp;[.A21]&amp;&quot;~~~&quot;" office:value-type="string" office:string-value="---FRD[adr][len]~~~" calcext:value-type="string">
            <text:p>---FRD[adr][len]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t serial number, Answered with 15 bytes SN</text:p>
          </table:table-cell>
          <table:table-cell table:style-name="ce3" table:formula="of:=&quot;---&quot;&amp;[.A22]&amp;&quot;~~~&quot;" office:value-type="string" office:string-value="---SER~~~" calcext:value-type="string">
            <text:p>---SER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boot</text:p>
          </table:table-cell>
          <table:table-cell table:style-name="ce3" table:formula="of:=&quot;---&quot;&amp;[.A23]&amp;&quot;~~~&quot;" office:value-type="string" office:string-value="---REB~~~" calcext:value-type="string">
            <text:p>---REB~~~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style-name="ce2" office:value-type="string" calcext:value-type="string">
            <text:p>Responses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2">
          <table:table-cell office:value-type="string" calcext:value-type="string">
            <text:p>FCM[version]</text:p>
          </table:table-cell>
          <table:table-cell office:value-type="string" calcext:value-type="string">
            <text:p>version in binary 4 bytes (Bootloader response)</text:p>
          </table:table-cell>
          <table:table-cell office:value-type="string" calcext:value-type="string">
            <text:p>Major, Minor, Build (2 Bytes)</text:p>
          </table:table-cell>
          <table:table-cell table:style-name="ce3" table:formula="of:=&quot;---&quot;&amp;[.A26]&amp;&quot;~~~&quot;" office:value-type="string" office:string-value="---FCM[version]~~~" calcext:value-type="string">
            <text:p>---FCM[version]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CM[version][menusize]</text:p>
          </table:table-cell>
          <table:table-cell office:value-type="string" calcext:value-type="string">
            <text:p>version in binary 4 bytes + Menue size in 2 bytes</text:p>
          </table:table-cell>
          <table:table-cell office:value-type="string" calcext:value-type="string">
            <text:p>Major, Minor, Build (2 Bytes)</text:p>
          </table:table-cell>
          <table:table-cell table:style-name="ce3" table:formula="of:=&quot;---&quot;&amp;[.A27]&amp;&quot;~~~&quot;" office:value-type="string" office:string-value="---FCM[version][menusize]~~~" calcext:value-type="string">
            <text:p>---FCM[version][menusize]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[data]</text:p>
          </table:table-cell>
          <table:table-cell office:value-type="string" calcext:value-type="string">
            <text:p>see struct below (big endian!)</text:p>
          </table:table-cell>
          <table:table-cell/>
          <table:table-cell table:style-name="ce3" table:formula="of:=&quot;---&quot;&amp;[.A28]&amp;&quot;~~~&quot;" office:value-type="string" office:string-value="---D[data]~~~" calcext:value-type="string">
            <text:p>---D[data]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XT[txt]</text:p>
          </table:table-cell>
          <table:table-cell office:value-type="string" calcext:value-type="string">
            <text:p>txt in chars; line break every 21 chars by PC; 8 lines fixed !</text:p>
          </table:table-cell>
          <table:table-cell/>
          <table:table-cell table:style-name="ce3" table:formula="of:=&quot;---&quot;&amp;[.A29]&amp;&quot;~~~&quot;" office:value-type="string" office:string-value="---TXT[txt]~~~" calcext:value-type="string">
            <text:p>---TXT[txt]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[data]</text:p>
          </table:table-cell>
          <table:table-cell office:value-type="string" calcext:value-type="string">
            <text:p>see struct below (big endian!)</text:p>
          </table:table-cell>
          <table:table-cell/>
          <table:table-cell table:style-name="ce3" table:formula="of:=&quot;---&quot;&amp;[.A30]&amp;&quot;~~~&quot;" office:value-type="string" office:string-value="---Q[data]~~~" calcext:value-type="string">
            <text:p>---Q[data]~~~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G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4">
          <table:table-cell office:value-type="string" calcext:value-type="string">
            <text:p>FERS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sh erase finished</text:p>
          </table:table-cell>
          <table:table-cell table:style-name="ce3" table:formula="of:=&quot;---&quot;&amp;[.A32]&amp;&quot;~~~&quot;" office:value-type="string" office:string-value="---FERSD~~~" calcext:value-type="string">
            <text:p>---FERSD~~~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WROK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sh write ready for data</text:p>
          </table:table-cell>
          <table:table-cell table:style-name="ce3" table:formula="of:=&quot;---&quot;&amp;[.A33]&amp;&quot;~~~&quot;" office:value-type="string" office:string-value="---FWROK~~~" calcext:value-type="string">
            <text:p>---FWROK~~~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DON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s write with announced length finished.</text:p>
          </table:table-cell>
          <table:table-cell table:style-name="ce3" table:formula="of:=&quot;---&quot;&amp;[.A34]&amp;&quot;~~~&quot;" office:value-type="string" office:string-value="---FDONE~~~" calcext:value-type="string">
            <text:p>---FDONE~~~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PAR[data]</text:p>
          </table:table-cell>
          <table:table-cell office:value-type="string" calcext:value-type="string">
            <text:p>n * {ID,Parent ID, Value 16bit, limit s, <text:s/>zero terminated text}</text:p>
          </table:table-cell>
          <table:table-cell office:value-type="string" calcext:value-type="string">
            <text:p>Parameter list items</text:p>
          </table:table-cell>
          <table:table-cell table:style-name="ce3" table:formula="of:=&quot;---&quot;&amp;[.A35]&amp;&quot;~~~&quot;" office:value-type="string" office:string-value="---PAR[data]~~~" calcext:value-type="string">
            <text:p>---PAR[data]~~~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'D' data format: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3x int32</text:p>
          </table:table-cell>
          <table:table-cell office:value-type="string" calcext:value-type="string">
            <text:p>Gyro filtered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3x int32</text:p>
          </table:table-cell>
          <table:table-cell office:value-type="string" calcext:value-type="string">
            <text:p>Accel filtered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3x int32</text:p>
          </table:table-cell>
          <table:table-cell office:value-type="string" calcext:value-type="string">
            <text:p>Magnet filtered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3x int32</text:p>
          </table:table-cell>
          <table:table-cell office:value-type="string" calcext:value-type="string">
            <text:p>Governor output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4x int32</text:p>
          </table:table-cell>
          <table:table-cell office:value-type="string" calcext:value-type="string">
            <text:p>RC command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1x int32</text:p>
          </table:table-cell>
          <table:table-cell office:value-type="string" calcext:value-type="string">
            <text:p>Height in mm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2x int16_t</text:p>
          </table:table-cell>
          <table:table-cell office:value-type="string" calcext:value-type="string">
            <text:p>Temperature in 10th °C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3">
          <table:table-cell table:formula="of:=4+3*4*4+4*4+4+4+6" office:value-type="float" office:value="82" calcext:value-type="float">
            <text:p>82</text:p>
          </table:table-cell>
          <table:table-cell office:value-type="string" calcext:value-type="string">
            <text:p>Bytes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float" office:value="115200" calcext:value-type="float">
            <text:p>115200</text:p>
          </table:table-cell>
          <table:table-cell office:value-type="string" calcext:value-type="string">
            <text:p>baud (max 921,5kbps)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table:formula="of:=([.A48]/10)/[.A47]" office:value-type="float" office:value="140.487804878049" calcext:value-type="float">
            <text:p>140,487804878</text:p>
          </table:table-cell>
          <table:table-cell office:value-type="string" calcext:value-type="string">
            <text:p>msg / s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table:number-columns-repeated="3"/>
          <table:table-cell table:style-name="ce3"/>
          <table:table-cell table:number-columns-repeated="1020"/>
        </table:table-row>
        <table:table-row table:style-name="ro4">
          <table:table-cell table:number-columns-repeated="3"/>
          <table:table-cell table:style-name="ce3"/>
          <table:table-cell table:number-columns-repeated="1020"/>
        </table:table-row>
        <table:table-row table:style-name="ro2">
          <table:table-cell table:style-name="ce2" office:value-type="string" calcext:value-type="string">
            <text:p>'Q' quaternion format:</text:p>
          </table:table-cell>
          <table:table-cell table:number-columns-repeated="2"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4x float</text:p>
          </table:table-cell>
          <table:table-cell office:value-type="string" calcext:value-type="string">
            <text:p>Measured attitude</text:p>
          </table:table-cell>
          <table:table-cell/>
          <table:table-cell table:style-name="ce3"/>
          <table:table-cell table:number-columns-repeated="1020"/>
        </table:table-row>
        <table:table-row table:style-name="ro3">
          <table:table-cell office:value-type="string" calcext:value-type="string">
            <text:p>4x float</text:p>
          </table:table-cell>
          <table:table-cell office:value-type="string" calcext:value-type="string">
            <text:p>Desired attitude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office:value-type="string" calcext:value-type="string">
            <text:p>4x float</text:p>
          </table:table-cell>
          <table:table-cell office:value-type="string" calcext:value-type="string">
            <text:p>attitude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x int32</text:p>
          </table:table-cell>
          <table:table-cell office:value-type="string" calcext:value-type="string">
            <text:p>Governor outp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x int32</text:p>
          </table:table-cell>
          <table:table-cell office:value-type="string" calcext:value-type="string">
            <text:p>Height in m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x int16_t</text:p>
          </table:table-cell>
          <table:table-cell office:value-type="string" calcext:value-type="string">
            <text:p>Temperature in 10th °C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formula="of:=4+4*4*3+3*4+4+4+6" office:value-type="float" office:value="78" calcext:value-type="float">
            <text:p>78</text:p>
          </table:table-cell>
          <table:table-cell office:value-type="string" calcext:value-type="string">
            <text:p>Bytes</text:p>
          </table:table-cell>
          <table:table-cell table:number-columns-repeated="1022"/>
        </table:table-row>
        <table:table-row table:style-name="ro1">
          <table:table-cell table:formula="of:=([.A48]/10)/[.A60]" office:value-type="float" office:value="147.692307692308" calcext:value-type="float">
            <text:p>147,6923076923</text:p>
          </table:table-cell>
          <table:table-cell office:value-type="string" calcext:value-type="string">
            <text:p>msg / 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'G' GPS data forma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int32</text:p>
          </table:table-cell>
          <table:table-cell office:value-type="string" calcext:value-type="string">
            <text:p>Longitude <text:span text:style-name="T1">in 10.000.000th degrees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int32</text:p>
          </table:table-cell>
          <table:table-cell office:value-type="string" calcext:value-type="string">
            <text:p>Latitude <text:span text:style-name="T1">in 10.000.000th degrees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int32</text:p>
          </table:table-cell>
          <table:table-cell office:value-type="string" calcext:value-type="string">
            <text:p>height (GPS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float</text:p>
          </table:table-cell>
          <table:table-cell office:value-type="string" calcext:value-type="string">
            <text:p>x (lon) speed [m/s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float</text:p>
          </table:table-cell>
          <table:table-cell office:value-type="string" calcext:value-type="string">
            <text:p>y (lat) speed [m/s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float</text:p>
          </table:table-cell>
          <table:table-cell office:value-type="string" calcext:value-type="string">
            <text:p>z (up) speed [m/s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float</text:p>
          </table:table-cell>
          <table:table-cell office:value-type="string" calcext:value-type="string">
            <text:p>x (lon) distance to target [m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float</text:p>
          </table:table-cell>
          <table:table-cell office:value-type="string" calcext:value-type="string">
            <text:p>y (lat) distance to target [m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float</text:p>
          </table:table-cell>
          <table:table-cell office:value-type="string" calcext:value-type="string">
            <text:p>z (up) distance to target [m]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1x uint8</text:p>
          </table:table-cell>
          <table:table-cell office:value-type="string" calcext:value-type="string">
            <text:p>num of sattelites</text:p>
          </table:table-cell>
          <table:table-cell table:number-columns-repeated="1022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5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Courier New" svg:font-family="'Courier New'" style:font-family-generic="moder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print="charts drawings objects"/>
      <style:header-style>
        <style:header-footer-properties fo:min-height="1.199cm" fo:margin-left="1.9cm" fo:margin-right="1.9cm" fo:margin-bottom="0cm"/>
      </style:header-style>
      <style:footer-style>
        <style:header-footer-properties fo:min-height="1.199cm" fo:margin-left="1.9cm" fo:margin-right="1.9cm" fo:margin-top="0cm"/>
      </style:footer-style>
    </style:page-layout>
    <style:page-layout style:name="Mpm4">
      <style:page-layout-properties fo:margin-top="1.3cm" fo:margin-bottom="1.3cm" fo:margin-left="1.905cm" fo:margin-right="1.905cm" style:print-page-order="ttb" style:first-page-number="continue" style:scale-to="100%" style:print="charts drawings objects"/>
      <style:header-style>
        <style:header-footer-properties fo:min-height="1.24cm" fo:margin-left="1.905cm" fo:margin-right="1.905cm" fo:margin-bottom="0cm"/>
      </style:header-style>
      <style:footer-style>
        <style:header-footer-properties fo:min-height="1.24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00.00.0000</text:date>, <text:time style:data-style-name="N2" text:time-value="0000-00-00T10:08:13.71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Kingsoft Office</meta:initial-creator>
    <meta:creation-date>2013-01-19T08:22:32Z</meta:creation-date>
    <dc:date>2014-05-29T11:10:26.411000000</dc:date>
    <meta:editing-duration>PT1H50S</meta:editing-duration>
    <meta:editing-cycles>10</meta:editing-cycles>
    <meta:document-statistic meta:table-count="3" meta:cell-count="161" meta:object-count="0"/>
    <meta:user-defined meta:name="KSOReadingLayout" meta:value-type="boolean">false</meta:user-defined>
  </office:meta>
</office:document-meta>
</file>